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ff33ff" draw:fill-gradient-name="Blue_20_Gradient_20_2" draw:opacity="100%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17.5cm" svg:height="14.5cm" svg:x="4cm" svg:y="3.5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Night" draw:style="linear" draw:start-color="#339999" draw:end-color="#660033" draw:start-intensity="100%" draw:end-intensity="100%" draw:angle="300" draw:border="1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6M17S</meta:editing-duration>
    <meta:editing-cycles>6</meta:editing-cycles>
    <meta:generator>OpenOffice/4.1.7$Win32 OpenOffice.org_project/417m1$Build-9800</meta:generator>
    <dc:date>2020-09-20T11:02:54.53</dc:date>
    <dc:creator>Nishant Kumar</dc:creator>
    <meta:document-statistic meta:object-count="1"/>
  </office:meta>
</office:document-meta>
</file>